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736in" fo:margin-left="0.1125in" table:align="left"/>
    </style:style>
    <style:style style:name="Table1.A" style:family="table-column">
      <style:table-column-properties style:column-width="0.3104in"/>
    </style:style>
    <style:style style:name="Table1.B" style:family="table-column">
      <style:table-column-properties style:column-width="0.9868in"/>
    </style:style>
    <style:style style:name="Table1.C" style:family="table-column">
      <style:table-column-properties style:column-width="2.3215in"/>
    </style:style>
    <style:style style:name="Table1.D" style:family="table-column">
      <style:table-column-properties style:column-width="0.9042in"/>
    </style:style>
    <style:style style:name="Table1.E" style:family="table-column">
      <style:table-column-properties style:column-width="0.6306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1.5438in"/>
    </style:style>
    <style:style style:name="Table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="none"/>
    </style:style>
    <style:style style:name="Table1.5" style:family="table-row">
      <style:table-row-properties style:min-row-height="0.0042in"/>
    </style:style>
    <style:style style:name="Table1.A5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5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184d57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officeooo:paragraph-rsid="011d3efa" style:font-size-asian="10pt" style:font-name-complex="Verdana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officeooo:paragraph-rsid="01486958" style:font-size-asian="10pt" style:font-name-complex="Verdana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8pt" officeooo:paragraph-rsid="01152f27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6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c7d07" officeooo:paragraph-rsid="012c7d07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e1a19" officeooo:paragraph-rsid="0134e954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e1a19" officeooo:paragraph-rsid="013ae19c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407e7e" officeooo:paragraph-rsid="01407e7e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8pt" officeooo:rsid="013de061" officeooo:paragraph-rsid="013e59b5" style:font-size-asian="7pt" style:font-name-complex="Verdana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8pt" officeooo:rsid="013de061" officeooo:paragraph-rsid="0151b133" style:font-size-asian="7pt" style:font-name-complex="Verdana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6pt" officeooo:paragraph-rsid="0137ae2f" style:font-size-asian="6pt" style:font-name-complex="Verdana" style:font-size-complex="6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12e7d4c"/>
    </style:style>
    <style:style style:name="P18" style:family="paragraph" style:parent-style-name="Table_20_Contents">
      <style:paragraph-properties fo:text-align="center" style:justify-single-word="false"/>
      <style:text-properties fo:font-size="8pt" officeooo:rsid="013ae19c" officeooo:paragraph-rsid="013ae19c" style:font-size-asian="7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1431a48" officeooo:paragraph-rsid="013ae19c" style:font-size-asian="7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officeooo:paragraph-rsid="0141f0dc" style:font-size-asian="10pt" style:font-name-complex="Verdana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0pt" officeooo:paragraph-rsid="014efb4b" style:font-size-asian="10pt" style:font-name-complex="Verdana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155ec79" style:font-size-asian="10pt" style:font-weight-asian="bold" style:font-size-complex="10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8pt" officeooo:rsid="011a9970" style:font-size-asian="8pt" style:font-size-complex="8pt"/>
    </style:style>
    <style:style style:name="T4" style:family="text">
      <style:text-properties style:font-name="Liberation Serif" fo:font-size="8pt" officeooo:rsid="012e7d4c" style:font-size-asian="8pt" style:font-size-complex="8pt"/>
    </style:style>
    <style:style style:name="T5" style:family="text">
      <style:text-properties style:font-name="Liberation Serif" fo:font-size="8pt" officeooo:rsid="0131e22b" style:font-size-asian="8pt" style:font-size-complex="8pt"/>
    </style:style>
    <style:style style:name="T6" style:family="text">
      <style:text-properties style:font-name="Liberation Serif" fo:font-size="8pt" officeooo:rsid="01367dd7" style:font-size-asian="8pt" style:font-size-complex="8pt"/>
    </style:style>
    <style:style style:name="T7" style:family="text">
      <style:text-properties style:font-name="Liberation Serif" fo:font-size="8pt" officeooo:rsid="0136fb62" style:font-size-asian="8pt" style:font-size-complex="8pt"/>
    </style:style>
    <style:style style:name="T8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Liberation Serif" officeooo:rsid="0151b133" style:font-size-asian="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51b133"/>
    </style:style>
    <style:style style:name="T12" style:family="text">
      <style:text-properties officeooo:rsid="012c7049" style:font-name-complex="Verdana"/>
    </style:style>
    <style:style style:name="T13" style:family="text">
      <style:text-properties officeooo:rsid="0155ec79" style:font-name-complex="Verdana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2">TRUTHREAD GAUGES &amp; TOOLS PVT.LTD.</text:p>
      <text:p text:style-name="P22"><text:span text:style-name="T12">Packing List </text:span><text:span text:style-name="T13">Pending for Invoice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columns-spanned="7" office:value-type="string">
              <text:p text:style-name="P7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8">S/No</text:p>
            </table:table-cell>
            <table:table-cell table:style-name="Table1.A2" office:value-type="string">
              <text:p text:style-name="P9">OA No.</text:p>
            </table:table-cell>
            <table:table-cell table:style-name="Table1.A2" office:value-type="string">
              <text:p text:style-name="P9">Customer Name</text:p>
            </table:table-cell>
            <table:table-cell table:style-name="Table1.A2" office:value-type="string">
              <text:p text:style-name="P10">Packing List No </text:p>
            </table:table-cell>
            <table:table-cell table:style-name="Table1.A2" office:value-type="string">
              <text:p text:style-name="P11">Date</text:p>
            </table:table-cell>
            <table:table-cell table:style-name="Table1.A2" office:value-type="string">
              <text:p text:style-name="P12">Delivery <text:span text:style-name="T11">No</text:span></text:p>
            </table:table-cell>
            <table:table-cell table:style-name="Table1.G2" office:value-type="string">
              <text:p text:style-name="P10">Payment Terms</text:p>
            </table:table-cell>
          </table:table-row>
        </table:table-header-rows>
        <table:table-row>
          <table:table-cell table:style-name="Table1.A3" table:number-columns-spanned="7" office:value-type="string">
            <text:p text:style-name="P6"><text:span text:style-name="Source_20_Text"><text:span text:style-name="T1"><text:text-input text:description="&lt;for each=&quot;line in o.get_move_lines(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Standard"><text:span text:style-name="Source_20_Text"><text:span text:style-name="T4"><text:text-input text:description="&lt;if test=&quot;len(line['oa_no'])&gt;0&quot;&gt;">check if oa_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7"><text:span text:style-name="Source_20_Text"><text:span text:style-name="T3"><text:text-input text:description="&lt;line['sr_no']&gt;">sr_n.</text:text-input></text:span></text:span></text:p>
          </table:table-cell>
          <table:table-cell table:style-name="Table1.A5" office:value-type="string">
            <text:p text:style-name="P16"><text:span text:style-name="Source_20_Text"><text:span text:style-name="T3"><text:text-input text:description="&lt;line['oa_no']&gt;">oa_no</text:text-input></text:span></text:span></text:p>
          </table:table-cell>
          <table:table-cell table:style-name="Table1.A5" office:value-type="string">
            <text:p text:style-name="P16"><text:span text:style-name="Source_20_Text"><text:span text:style-name="T5"><text:text-input text:description="&lt;line['customer_name']&gt;">customer_name</text:text-input></text:span></text:span></text:p>
          </table:table-cell>
          <table:table-cell table:style-name="Table1.A5" office:value-type="string">
            <text:p text:style-name="P17"><text:span text:style-name="Source_20_Text"><text:span text:style-name="T6"><text:text-input text:description="&lt;line['packing_list']&gt;">packing_list</text:text-input></text:span></text:span></text:p>
          </table:table-cell>
          <table:table-cell table:style-name="Table1.A5" office:value-type="string">
            <text:p text:style-name="P19"><text:text-input text:description="&lt;line['packing_date']&gt;">packin_date</text:text-input></text:p>
          </table:table-cell>
          <table:table-cell table:style-name="Table1.A5" office:value-type="string">
            <text:p text:style-name="P18"><text:text-input text:description="&lt;line['delivery_no']&gt;">delivery_no</text:text-input></text:p>
          </table:table-cell>
          <table:table-cell table:style-name="Table1.G5" office:value-type="string">
            <text:p text:style-name="P16"><text:span text:style-name="Source_20_Text"><text:span text:style-name="T7"><text:text-input text:description="&lt;line['payment_terms']&gt;">payment_terms</text:text-input></text:span></text:span></text:p>
          </table:table-cell>
        </table:table-row>
        <table:table-row>
          <table:table-cell table:style-name="Table1.A3" table:number-columns-spanned="2" office:value-type="string">
            <text:p text:style-name="P3"><text:span text:style-name="Source_20_Text"><text:span text:style-name="T2"><text:text-input text:description="&lt;/if&gt;">end if loop</text:text-input></text:span></text:span></text:p>
          </table:table-cell>
          <table:covered-table-cell/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1"><text:span text:style-name="Source_20_Text"><text:span text:style-name="T6">PL/2014-15/0063</text:span></text:span></text:p>
          </table:table-cell>
          <table:table-cell table:style-name="Table1.A3" office:value-type="string">
            <text:p text:style-name="P13">2014-06-15</text:p>
          </table:table-cell>
          <table:table-cell table:style-name="Table1.A3" office:value-type="string">
            <text:p text:style-name="P14"><text:span text:style-name="Source_20_Text"><text:span text:style-name="T9">OUT/05472</text:span></text:span></text:p>
          </table:table-cell>
          <table:table-cell table:style-name="Table1.A3" office:value-type="string">
            <text:p text:style-name="P20"><text:span text:style-name="Source_20_Text"><text:span text:style-name="T7">SO4513, Picking Policy -direct, </text:span></text:span></text:p>
          </table:table-cell>
        </table:table-row>
        <table:table-row>
          <table:table-cell table:style-name="Table1.A3" table:number-columns-spanned="7" office:value-type="string">
            <text:p text:style-name="P1"><text:span text:style-name="Source_20_Text"><text:span text:style-name="T2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15"><text:span text:style-name="T10">Printed on </text:span><text:span text:style-name="T10"><text:date style:data-style-name="N79" text:date-value="2014-07-23T07:52:03.146529053">Wednesday 23 July 2014</text:date></text:span><text:span text:style-name="T10"> at </text:span><text:span text:style-name="T10"><text:time style:data-style-name="N43" text:time-value="2014-07-23T07:52:03.146715760">07:51:38 AM</text:ti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2in" fo:margin-left="0.5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402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4-07-23T07:52:03.091205048</dc:date>
    <meta:editing-duration>P3DT3H57M23S</meta:editing-duration>
    <meta:editing-cycles>1262</meta:editing-cycles>
    <meta:generator>LibreOffice/4.2.5.2$Linux_X86_64 LibreOffice_project/420m0$Build-2</meta:generator>
    <dc:creator>sandeep </dc:creator>
    <meta:document-statistic meta:table-count="1" meta:image-count="0" meta:object-count="0" meta:page-count="1" meta:paragraph-count="26" meta:word-count="87" meta:character-count="415" meta:non-whitespace-character-count="374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